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" svg:font-family="Montserrat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style:font-name="Arial"/>
    </style:style>
    <style:style style:name="P2" style:family="paragraph" style:parent-style-name="Standard">
      <style:paragraph-properties fo:margin-top="0cm" fo:margin-bottom="0.353cm" loext:contextual-spacing="false" fo:line-height="115%" fo:text-align="justify" style:justify-single-word="false">
        <style:tab-stops>
          <style:tab-stop style:position="8.89cm"/>
        </style:tab-stops>
      </style:paragraph-properties>
      <style:text-properties style:font-name="Arial"/>
    </style:style>
    <style:style style:name="P3" style:family="paragraph" style:parent-style-name="Standard">
      <style:paragraph-properties fo:margin-top="0cm" fo:margin-bottom="0.353cm" loext:contextual-spacing="false" fo:line-height="115%" fo:text-align="justify" style:justify-single-word="false">
        <style:tab-stops>
          <style:tab-stop style:position="8.89cm"/>
        </style:tab-stops>
      </style:paragraph-properties>
      <style:text-properties style:font-name="Arial" fo:font-size="13pt" fo:font-weight="bold" officeooo:rsid="001bc119" officeooo:paragraph-rsid="001bc119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top="0cm" fo:margin-bottom="0.353cm" loext:contextual-spacing="false" fo:line-height="115%" fo:text-align="justify" style:justify-single-word="false">
        <style:tab-stops>
          <style:tab-stop style:position="8.89cm"/>
        </style:tab-stops>
      </style:paragraph-properties>
      <style:text-properties style:font-name="Arial" fo:font-size="12pt" fo:language="pt" fo:country="BR" fo:font-weight="bold" officeooo:paragraph-rsid="00186d8c" style:font-size-asian="12pt" style:font-weight-asian="bold"/>
    </style:style>
    <style:style style:name="P5" style:family="paragraph" style:parent-style-name="Standard">
      <style:paragraph-properties fo:margin-top="0cm" fo:margin-bottom="0.353cm" loext:contextual-spacing="false" fo:line-height="115%" fo:text-align="justify" style:justify-single-word="false">
        <style:tab-stops>
          <style:tab-stop style:position="8.89cm"/>
        </style:tab-stops>
      </style:paragraph-properties>
      <style:text-properties style:font-name="Arial"/>
    </style:style>
    <style:style style:name="P6" style:family="paragraph" style:parent-style-name="Standard">
      <style:paragraph-properties fo:margin-top="0cm" fo:margin-bottom="0.353cm" loext:contextual-spacing="false" fo:line-height="115%" fo:text-align="justify" style:justify-single-word="false">
        <style:tab-stops>
          <style:tab-stop style:position="8.89cm"/>
        </style:tab-stops>
      </style:paragraph-properties>
      <style:text-properties style:font-name="Arial" officeooo:paragraph-rsid="001bc119"/>
    </style:style>
    <style:style style:name="P7" style:family="paragraph" style:parent-style-name="Standard">
      <style:paragraph-properties fo:margin-top="0cm" fo:margin-bottom="0.353cm" loext:contextual-spacing="false" fo:line-height="115%" fo:text-align="justify" style:justify-single-word="false">
        <style:tab-stops>
          <style:tab-stop style:position="8.89cm"/>
        </style:tab-stops>
      </style:paragraph-properties>
      <style:text-properties style:font-name="Arial" officeooo:paragraph-rsid="001cec57"/>
    </style:style>
    <style:style style:name="P8" style:family="paragraph" style:parent-style-name="Standard">
      <style:paragraph-properties fo:margin-top="0cm" fo:margin-bottom="0.353cm" loext:contextual-spacing="false" fo:line-height="115%" fo:text-align="justify" style:justify-single-word="false">
        <style:tab-stops>
          <style:tab-stop style:position="8.89cm"/>
        </style:tab-stops>
      </style:paragraph-properties>
      <style:text-properties style:font-name="Arial" fo:font-size="14pt" style:font-size-asian="14pt" style:font-size-complex="14pt"/>
    </style:style>
    <style:style style:name="P9" style:family="paragraph" style:parent-style-name="Standard">
      <style:paragraph-properties fo:margin-top="0cm" fo:margin-bottom="0.353cm" loext:contextual-spacing="false" fo:line-height="115%" fo:text-align="justify" style:justify-single-word="false">
        <style:tab-stops>
          <style:tab-stop style:position="8.89cm"/>
        </style:tab-stops>
      </style:paragraph-properties>
      <style:text-properties style:font-name="Arial" fo:font-size="14pt" officeooo:paragraph-rsid="00186d8c" style:font-size-asian="14pt" style:font-size-complex="14pt"/>
    </style:style>
    <style:style style:name="P10" style:family="paragraph" style:parent-style-name="Standard">
      <style:paragraph-properties fo:margin-top="0cm" fo:margin-bottom="0.353cm" loext:contextual-spacing="false" fo:line-height="115%" fo:text-align="justify" style:justify-single-word="false">
        <style:tab-stops>
          <style:tab-stop style:position="8.89cm"/>
        </style:tab-stops>
      </style:paragraph-properties>
      <style:text-properties style:font-name="Arial" fo:font-size="14pt" fo:language="pt" fo:country="BR" style:font-size-asian="14pt"/>
    </style:style>
    <style:style style:name="P11" style:family="paragraph" style:parent-style-name="Standard">
      <style:paragraph-properties fo:margin-top="0cm" fo:margin-bottom="0.353cm" loext:contextual-spacing="false" fo:line-height="115%" fo:text-align="justify" style:justify-single-word="false">
        <style:tab-stops>
          <style:tab-stop style:position="8.89cm"/>
        </style:tab-stops>
      </style:paragraph-properties>
      <style:text-properties style:font-name="Arial" officeooo:rsid="001cec57" officeooo:paragraph-rsid="001cec57"/>
    </style:style>
    <style:style style:name="T1" style:family="text">
      <style:text-properties fo:font-size="11pt" fo:language="pt" fo:country="BR" fo:font-weight="normal" style:font-size-asian="11pt" style:font-weight-asian="normal"/>
    </style:style>
    <style:style style:name="T2" style:family="text">
      <style:text-properties fo:font-size="13pt" fo:language="pt" fo:country="BR" fo:font-weight="bold" officeooo:rsid="001bc119" style:font-size-asian="13pt" style:font-weight-asian="bold" style:font-size-complex="13pt" style:font-weight-complex="bold"/>
    </style:style>
    <style:style style:name="T3" style:family="text">
      <style:text-properties fo:font-size="13pt" fo:language="pt" fo:country="BR" fo:font-weight="bold" officeooo:rsid="001cec57" style:font-size-asian="13pt" style:font-weight-asian="bold" style:font-size-complex="13pt" style:font-weight-complex="bold"/>
    </style:style>
    <style:style style:name="T4" style:family="text">
      <style:text-properties fo:font-size="12pt" fo:language="pt" fo:country="BR" fo:font-weight="normal" style:font-size-asian="12pt" style:font-weight-asian="normal"/>
    </style:style>
    <style:style style:name="T5" style:family="text">
      <style:text-properties fo:font-size="12pt" fo:language="pt" fo:country="BR" fo:font-weight="normal" officeooo:rsid="00186d8c" style:font-size-asian="12pt" style:font-weight-asian="normal"/>
    </style:style>
    <style:style style:name="T6" style:family="text">
      <style:text-properties fo:font-size="12pt" fo:language="pt" fo:country="BR" fo:font-weight="normal" officeooo:rsid="0019515b" style:font-size-asian="12pt" style:font-weight-asian="normal"/>
    </style:style>
    <style:style style:name="T7" style:family="text">
      <style:text-properties fo:font-size="12pt" fo:language="pt" fo:country="BR" fo:font-weight="normal" officeooo:rsid="001aa727" style:font-size-asian="12pt" style:font-weight-asian="normal"/>
    </style:style>
    <style:style style:name="T8" style:family="text">
      <style:text-properties fo:font-size="12pt" fo:language="pt" fo:country="BR" fo:font-weight="normal" officeooo:rsid="001bc119" style:font-size-asian="12pt" style:font-weight-asian="normal"/>
    </style:style>
    <style:style style:name="T9" style:family="text">
      <style:text-properties fo:font-size="12pt" fo:language="pt" fo:country="BR" fo:font-weight="normal" style:font-size-asian="12pt" style:font-weight-asian="normal" style:font-size-complex="12pt"/>
    </style:style>
    <style:style style:name="T10" style:family="text">
      <style:text-properties fo:font-size="12pt" fo:language="pt" fo:country="BR" fo:font-weight="normal" officeooo:rsid="00186d8c" style:font-size-asian="12pt" style:font-weight-asian="normal" style:font-size-complex="12pt"/>
    </style:style>
    <style:style style:name="T11" style:family="text">
      <style:text-properties fo:font-size="12pt" fo:language="pt" fo:country="BR" fo:font-weight="normal" officeooo:rsid="001cec57" style:font-size-asian="12pt" style:font-weight-asian="normal"/>
    </style:style>
    <style:style style:name="T12" style:family="text">
      <style:text-properties fo:font-size="12pt" fo:language="pt" fo:country="BR" fo:font-weight="normal" style:font-size-asian="12pt" style:font-weight-asian="normal" style:font-size-complex="13pt" style:font-weight-complex="bold"/>
    </style:style>
    <style:style style:name="T13" style:family="text">
      <style:text-properties fo:font-size="12pt" fo:language="pt" fo:country="BR" fo:font-weight="normal" officeooo:rsid="001bc119" style:font-size-asian="12pt" style:font-weight-asian="normal" style:font-size-complex="13pt" style:font-weight-complex="bold"/>
    </style:style>
    <style:style style:name="T14" style:family="text">
      <style:text-properties fo:font-size="12pt" fo:language="pt" fo:country="BR" fo:font-weight="normal" officeooo:rsid="001e59f9" style:font-size-asian="12pt" style:font-weight-asian="normal" style:font-size-complex="13pt" style:font-weight-complex="bold"/>
    </style:style>
    <style:style style:name="T15" style:family="text">
      <style:text-properties fo:font-size="12pt" fo:language="pt" fo:country="BR" fo:font-weight="normal" officeooo:rsid="001cec57" style:font-size-asian="12pt" style:font-weight-asian="normal" style:font-size-complex="13pt" style:font-weight-complex="bold"/>
    </style:style>
    <style:style style:name="T16" style:family="text">
      <style:text-properties fo:font-size="12pt" fo:language="pt" fo:country="BR" style:font-size-asian="12pt"/>
    </style:style>
    <style:style style:name="T17" style:family="text">
      <style:text-properties fo:font-size="12pt" fo:language="pt" fo:country="BR" officeooo:rsid="001bc119" style:font-size-asian="12pt"/>
    </style:style>
    <style:style style:name="T18" style:family="text">
      <style:text-properties fo:language="pt" fo:country="BR"/>
    </style:style>
    <style:style style:name="T19" style:family="text">
      <style:text-properties fo:language="pt" fo:country="BR" fo:font-weight="bold" style:font-weight-asian="bold"/>
    </style:style>
    <style:style style:name="T20" style:family="text">
      <style:text-properties fo:language="pt" fo:country="BR" fo:font-weight="bold" officeooo:rsid="00186d8c" style:font-weight-asian="bold"/>
    </style:style>
    <style:style style:name="T21" style:family="text">
      <style:text-properties fo:language="pt" fo:country="BR" officeooo:rsid="001bc119"/>
    </style:style>
    <style:style style:name="T22" style:family="text">
      <style:text-properties fo:language="pt" fo:country="BR" officeooo:rsid="001e59f9"/>
    </style:style>
    <style:style style:name="T23" style:family="text">
      <style:text-properties fo:language="pt" fo:country="BR" fo:font-weight="normal" officeooo:rsid="001e59f9" style:font-weight-asian="normal" style:font-weight-complex="normal"/>
    </style:style>
    <style:style style:name="T24" style:family="text">
      <style:text-properties fo:font-variant="normal" fo:text-transform="none" fo:color="#333333" style:font-name="Montserrat" fo:font-size="12pt" fo:letter-spacing="normal" fo:language="pt" fo:country="BR" fo:font-style="normal" fo:font-weight="normal" officeooo:rsid="001e59f9" style:font-size-asian="12pt" style:font-weight-asian="normal" style:font-size-complex="13pt" style:font-weight-complex="bold"/>
    </style:style>
    <style:style style:name="T25" style:family="text">
      <style:text-properties fo:font-weight="bold" style:font-weight-asian="bold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5">xUnit.net, pois um produto testado é, certamente, de melhor qualidade</text:span></text:p>
      <text:p text:style-name="P2"><text:span text:style-name="T1">N</text:span><text:span text:style-name="T9">este artigo, demonstraremos como construir e performar seus primeiros testes unitários automatizados, utilizando, para tanto, a ferramenta </text:span><text:span text:style-name="T10">construída</text:span><text:span text:style-name="T9"> para o .NET Framework, gratuita e de código aberto xUnit. </text:span></text:p>
      <text:p text:style-name="P9"><text:span text:style-name="T19">Testes Unitários(Unit tests), </text:span><text:span text:style-name="T20">o que são</text:span><text:span text:style-name="T19">?</text:span></text:p>
      <text:p text:style-name="P4">//</text:p>
      <text:p text:style-name="P8"><text:span text:style-name="T20">P</text:span><text:span text:style-name="T19">or qu</text:span><text:span text:style-name="T20">e testar</text:span><text:span text:style-name="T19">?</text:span></text:p>
      <text:p text:style-name="P2"><text:span text:style-name="T4">É </text:span><text:span text:style-name="T5">fácil</text:span><text:span text:style-name="T4"> inferir que um produto bem testado é, no mais das vezes, um produto de melhor qualidade em relação aquele que não. No desenvolvimento de software não é diferente. </text:span></text:p>
      <text:p text:style-name="P3"><text:span text:style-name="T18">Já dizia minha avó: Problemas resolvidos no início são mais </text:span><text:span text:style-name="T22">fáceis de</text:span><text:span text:style-name="T18"> </text:span><text:span text:style-name="T22">resolver</text:span><text:span text:style-name="T18">.</text:span><text:span text:style-name="T23">(pode ser melhorado)</text:span></text:p>
      <text:p text:style-name="P2"><text:span text:style-name="T4">Só teste</text:span><text:span text:style-name="T5">s</text:span><text:span text:style-name="T4"> podem </text:span><text:span text:style-name="T5">prevenir</text:span><text:span text:style-name="T4"> que problemas não previstos dura</text:span><text:span text:style-name="T5">n</text:span><text:span text:style-name="T4">te o desenvolvimento d</text:span><text:span text:style-name="T5">e determinado produto</text:span><text:span text:style-name="T4"> perdurem e, no futuro, venham a causar dor de cabeça </text:span><text:span text:style-name="T6">durante os testes de integração,</text:span><text:span text:style-name="T4"> ou </text:span><text:span text:style-name="T5">mesmo </text:span><text:span text:style-name="T4">prejuízos </text:span><text:span text:style-name="T6">no momento da </text:span><text:span text:style-name="T5">utilização </text:span><text:span text:style-name="T6">em produção, elevando, nesta</text:span><text:span text:style-name="T7">s</text:span><text:span text:style-name="T6"> situaç</text:span><text:span text:style-name="T7">ões</text:span><text:span text:style-name="T6"> os custos de </text:span><text:span text:style-name="T8">manutenção</text:span><text:span text:style-name="T4">. </text:span></text:p>
      <text:p text:style-name="P3"><text:span text:style-name="T18">Testes Unitários não é tempo gasto, é investido.</text:span></text:p>
      <text:p text:style-name="P6"><text:span text:style-name="T4">Um código </text:span><text:span text:style-name="T8">unitariamente</text:span><text:span text:style-name="T4"> testado faz o processo de desenvolvimento, </text:span><text:span text:style-name="T5">refatoração e escalonamento algo mais ágio</text:span><text:span text:style-name="T8">(e até mesmo desejável).</text:span><text:span text:style-name="T5"> </text:span><text:span text:style-name="T8">Um dos motivos é porquê</text:span><text:span text:style-name="T5"> </text:span><text:span text:style-name="T6">evitam l</text:span><text:span text:style-name="T5">ongas sessões de depuração(debug), </text:span><text:span text:style-name="T8">dado</text:span><text:span text:style-name="T6"> que o desenvolvedor pode executar os testes e, com ajuda dos mesmos, encontrar de imediato a(s) parte(s) do sistema que por ventura tenham deixado de funcionar em razão de alguma alteração. </text:span></text:p>
      <text:p text:style-name="P7"><text:span text:style-name="T8">Qual desenvolvedor nunca deixou de refatorar um código, adicionar uma nova funcionalidade </text:span><text:span text:style-name="T11">ou, até mesmo, atualizar uma biblioteca/dependência </text:span><text:span text:style-name="T8">por não poder garantir, </text:span><text:span text:style-name="T11">no futuro,</text:span><text:span text:style-name="T8"> a integridade de alguma aplicação?</text:span></text:p>
      <text:p text:style-name="P7"><text:span text:style-name="T2">M</text:span><text:span text:style-name="T3">ais motivos para testar</text:span></text:p>
      <text:p text:style-name="P7"><text:span text:style-name="T13">V</text:span><text:span text:style-name="T15">ocê pode encontrar no nosso blog(link) um artigo </text:span><text:span text:style-name="T14">de um dos nossos diretores demonstrando c</text:span><text:span text:style-name="T24">omo a automação de testes evita prejuízos no sistema financeiro(link).</text:span></text:p>
      <text:p text:style-name="P11"><text:span text:style-name="T14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" svg:font-family="Montserrat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175cm" fo:margin-right="1.97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00:51:38.393000000</meta:creation-date>
    <dc:date>2018-05-08T01:52:23.297000000</dc:date>
    <meta:editing-duration>PT5M42S</meta:editing-duration>
    <meta:editing-cycles>2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13" meta:word-count="263" meta:character-count="1742" meta:non-whitespace-character-count="1488"/>
  </office:meta>
</office:document-meta>
</file>